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11.svm" manifest:media-type=""/>
  <manifest:file-entry manifest:full-path="Pictures/TablePreview6.svm" manifest:media-type=""/>
  <manifest:file-entry manifest:full-path="Pictures/TablePreview10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2.svm" manifest:media-type=""/>
  <manifest:file-entry manifest:full-path="Pictures/TablePreview3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2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.svm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8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86cm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="" draw:marker-start-width="0.379cm" draw:marker-end="Arrowheads_20_1" draw:marker-end-width="0.279cm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3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7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02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3cm" fo:min-width="6.367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3.20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1.996cm" style:use-optimal-column-width="false"/>
    </style:style>
    <style:style style:name="co2" style:family="table-column">
      <style:table-column-properties style:column-width="1.541cm" style:use-optimal-column-width="false"/>
    </style:style>
    <style:style style:name="co3" style:family="table-column">
      <style:table-column-properties style:column-width="1.083cm" style:use-optimal-column-width="false"/>
    </style:style>
    <style:style style:name="co4" style:family="table-column">
      <style:table-column-properties style:column-width="1.654cm" style:use-optimal-column-width="false"/>
    </style:style>
    <style:style style:name="co5" style:family="table-column">
      <style:table-column-properties style:column-width="1.484cm" style:use-optimal-column-width="false"/>
    </style:style>
    <style:style style:name="co6" style:family="table-column">
      <style:table-column-properties style:column-width="2.8cm" style:use-optimal-column-width="false"/>
    </style:style>
    <style:style style:name="co7" style:family="table-column">
      <style:table-column-properties style:column-width="1.75cm" style:use-optimal-column-width="false"/>
    </style:style>
    <style:style style:name="co8" style:family="table-column">
      <style:table-column-properties style:column-width="2.858cm" style:use-optimal-column-width="false"/>
    </style:style>
    <style:style style:name="co9" style:family="table-column">
      <style:table-column-properties style:column-width="2.222cm" style:use-optimal-column-width="false"/>
    </style:style>
    <style:style style:name="co10" style:family="table-column">
      <style:table-column-properties style:column-width="2.064cm" style:use-optimal-column-width="false"/>
    </style:style>
    <style:style style:name="co11" style:family="table-column">
      <style:table-column-properties style:column-width="2.382cm" style:use-optimal-column-width="false"/>
    </style:style>
    <style:style style:name="co12" style:family="table-column">
      <style:table-column-properties style:column-width="3.333cm" style:use-optimal-column-width="false"/>
    </style:style>
    <style:style style:name="co13" style:family="table-column">
      <style:table-column-properties style:column-width="1.725cm" style:use-optimal-column-width="false"/>
    </style:style>
    <style:style style:name="co14" style:family="table-column">
      <style:table-column-properties style:column-width="1.357cm" style:use-optimal-column-width="false"/>
    </style:style>
    <style:style style:name="co15" style:family="table-column">
      <style:table-column-properties style:column-width="2.012cm" style:use-optimal-column-width="false"/>
    </style:style>
    <style:style style:name="co16" style:family="table-column">
      <style:table-column-properties style:column-width="1.84cm" style:use-optimal-column-width="false"/>
    </style:style>
    <style:style style:name="co17" style:family="table-column">
      <style:table-column-properties style:column-width="1.247cm" style:use-optimal-column-width="false"/>
    </style:style>
    <style:style style:name="co18" style:family="table-column">
      <style:table-column-properties style:column-width="1.882cm" style:use-optimal-column-width="false"/>
    </style:style>
    <style:style style:name="co19" style:family="table-column">
      <style:table-column-properties style:column-width="1.771cm" style:use-optimal-column-width="false"/>
    </style:style>
    <style:style style:name="co20" style:family="table-column">
      <style:table-column-properties style:column-width="1.921cm" style:use-optimal-column-width="false"/>
    </style:style>
    <style:style style:name="co21" style:family="table-column">
      <style:table-column-properties style:column-width="1.429cm" style:use-optimal-column-width="false"/>
    </style:style>
    <style:style style:name="co22" style:family="table-column">
      <style:table-column-properties style:column-width="2.698cm" style:use-optimal-column-width="false"/>
    </style:style>
    <style:style style:name="co23" style:family="table-column">
      <style:table-column-properties style:column-width="1.588cm" style:use-optimal-column-width="false"/>
    </style:style>
    <style:style style:name="co24" style:family="table-column">
      <style:table-column-properties style:column-width="3.016cm" style:use-optimal-column-width="false"/>
    </style:style>
    <style:style style:name="co25" style:family="table-column">
      <style:table-column-properties style:column-width="3.175cm" style:use-optimal-column-width="false"/>
    </style:style>
    <style:style style:name="co26" style:family="table-column">
      <style:table-column-properties style:column-width="3.334cm" style:use-optimal-column-width="false"/>
    </style:style>
    <style:style style:name="co27" style:family="table-column">
      <style:table-column-properties style:column-width="2.381cm" style:use-optimal-column-width="false"/>
    </style:style>
    <style:style style:name="co28" style:family="table-column">
      <style:table-column-properties style:column-width="1.746cm" style:use-optimal-column-width="false"/>
    </style:style>
    <style:style style:name="co29" style:family="table-column">
      <style:table-column-properties style:column-width="2.223cm" style:use-optimal-column-width="false"/>
    </style:style>
    <style:style style:name="co30" style:family="table-column">
      <style:table-column-properties style:column-width="2.853cm" style:use-optimal-column-width="false"/>
    </style:style>
    <style:style style:name="co31" style:family="table-column">
      <style:table-column-properties style:column-width="1.881cm" style:use-optimal-column-width="false"/>
    </style:style>
    <style:style style:name="co32" style:family="table-column">
      <style:table-column-properties style:column-width="1.134cm" style:use-optimal-column-width="false"/>
    </style:style>
    <style:style style:name="co33" style:family="table-column">
      <style:table-column-properties style:column-width="1.704cm" style:use-optimal-column-width="false"/>
    </style:style>
    <style:style style:name="co34" style:family="table-column">
      <style:table-column-properties style:column-width="1.887cm" style:use-optimal-column-width="false"/>
    </style:style>
    <style:style style:name="co35" style:family="table-column">
      <style:table-column-properties style:column-width="1.365cm" style:use-optimal-column-width="false"/>
    </style:style>
    <style:style style:name="co36" style:family="table-column">
      <style:table-column-properties style:column-width="3.043cm" style:use-optimal-column-width="false"/>
    </style:style>
    <style:style style:name="co37" style:family="table-column">
      <style:table-column-properties style:column-width="2.632cm" style:use-optimal-column-width="false"/>
    </style:style>
    <style:style style:name="co38" style:family="table-column">
      <style:table-column-properties style:column-width="1.691cm" style:use-optimal-column-width="false"/>
    </style:style>
    <style:style style:name="co39" style:family="table-column">
      <style:table-column-properties style:column-width="1.33cm" style:use-optimal-column-width="false"/>
    </style:style>
    <style:style style:name="co40" style:family="table-column">
      <style:table-column-properties style:column-width="1.972cm" style:use-optimal-column-width="false"/>
    </style:style>
    <style:style style:name="co41" style:family="table-column">
      <style:table-column-properties style:column-width="1.804cm" style:use-optimal-column-width="false"/>
    </style:style>
    <style:style style:name="co42" style:family="table-column">
      <style:table-column-properties style:column-width="1.222cm" style:use-optimal-column-width="false"/>
    </style:style>
    <style:style style:name="co43" style:family="table-column">
      <style:table-column-properties style:column-width="7.388cm" style:use-optimal-column-width="false"/>
    </style:style>
    <style:style style:name="co44" style:family="table-column">
      <style:table-column-properties style:column-width="1.745cm" style:use-optimal-column-width="false"/>
    </style:style>
    <style:style style:name="co45" style:family="table-column">
      <style:table-column-properties style:column-width="1.757cm" style:use-optimal-column-width="false"/>
    </style:style>
    <style:style style:name="co46" style:family="table-column">
      <style:table-column-properties style:column-width="1.651cm" style:use-optimal-column-width="false"/>
    </style:style>
    <style:style style:name="co47" style:family="table-column">
      <style:table-column-properties style:column-width="2.371cm" style:use-optimal-column-width="false"/>
    </style:style>
    <style:style style:name="ro1" style:family="table-row">
      <style:table-row-properties style:row-height="0.625cm" style:use-optimal-row-height="false"/>
    </style:style>
    <style:style style:name="ro2" style:family="table-row">
      <style:table-row-properties style:row-height="0.643cm" style:use-optimal-row-height="false"/>
    </style:style>
    <style:style style:name="ro3" style:family="table-row">
      <style:table-row-properties style:row-height="-0.121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style:text-properties style:text-underline-style="long-dash" style:text-underline-width="auto" style:text-underline-color="font-color"/>
    </style:style>
    <style:style style:name="ce2" style:family="table-cell">
      <style:text-properties style:text-underline-style="none"/>
    </style:style>
    <style:style style:name="ce3" style:family="table-cell">
      <style:paragraph-properties fo:margin-left="0cm" fo:margin-right="0cm" fo:text-indent="0cm" style:text-autospace="none"/>
      <style:text-properties style:text-underline-style="none"/>
    </style:style>
    <style:style style:name="ce4" style:family="table-cell">
      <style:text-properties style:text-underline-style="solid" style:text-underline-width="auto" style:text-underline-color="font-color"/>
    </style:style>
    <style:style style:name="ce5" style:family="table-cell">
      <style:paragraph-properties fo:margin-left="0cm" fo:margin-right="0cm" fo:text-indent="0cm" style:text-autospace="none"/>
      <style:text-properties style:text-underline-style="long-dash" style:text-underline-width="auto" style:text-underline-color="font-color"/>
    </style:style>
    <style:style style:name="P1" style:family="paragraph">
      <style:paragraph-properties fo:margin-left="0cm" fo:margin-right="0cm" fo:text-indent="0cm" style:text-autospace="none"/>
      <style:text-properties style:text-underline-style="solid" style:text-underline-width="auto" style:text-underline-color="font-color"/>
    </style:style>
    <style:style style:name="P2" style:family="paragraph">
      <style:paragraph-properties fo:margin-left="0cm" fo:margin-right="0cm" fo:text-indent="0cm" style:text-autospace="none"/>
      <style:text-properties style:text-underline-style="long-dash" style:text-underline-width="auto" style:text-underline-color="font-color"/>
    </style:style>
    <style:style style:name="P3" style:family="paragraph">
      <style:paragraph-properties fo:margin-left="0cm" fo:margin-right="0cm" fo:text-indent="0cm" style:text-autospace="none"/>
      <style:text-properties style:text-underline-style="none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 style:text-autospace="none"/>
    </style:style>
    <style:style style:name="P6" style:family="paragraph">
      <style:paragraph-properties fo:text-align="center"/>
      <style:text-properties style:text-underline-style="non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Calibri" fo:font-size="12pt" style:text-underline-style="solid" style:text-underline-width="auto" style:text-underline-color="font-color" style:letter-kerning="tru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style:font-name="Calibri" fo:font-size="12pt" style:text-underline-style="long-dash" style:text-underline-width="auto" style:text-underline-color="font-color" style:letter-kerning="tru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T3" style:family="text">
      <style:text-properties style:font-name="Calibri" fo:font-size="12pt" style:text-underline-style="none" style:letter-kerning="tru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T4" style:family="text">
      <style:text-properties style:font-name="Calibri" fo:font-size="12pt" style:letter-kerning="tru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layer="layout" svg:width="12.307cm" svg:height="0.624cm" svg:x="9.243cm" svg:y="10.839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4"/>
              <table:table-column table:style-name="co5"/>
              <table:table-column table:style-name="co6"/>
              <table:table-column table:style-name="co7"/>
              <table:table-row table:style-name="ro1" table:default-cell-style-name="ce3">
                <table:table-cell table:style-name="bg-none">
                  <text:p text:style-name="P1"><text:span text:style-name="T1">TenantID</text:span></text:p>
                </table:table-cell>
                <table:table-cell table:style-name="ce1">
                  <text:p text:style-name="P2"><text:span text:style-name="T2">LeaseID</text:span></text:p>
                </table:table-cell>
                <table:table-cell table:style-name="ce2">
                  <text:p text:style-name="P3"><text:span text:style-name="T3">SSN</text:span></text:p>
                </table:table-cell>
                <table:table-cell table:style-name="ce2">
                  <text:p text:style-name="P3"><text:span text:style-name="T3">FName</text:span></text:p>
                </table:table-cell>
                <table:table-cell>
                  <text:p text:style-name="P3"><text:span text:style-name="T4">LName</text:span></text:p>
                </table:table-cell>
                <table:table-cell>
                  <text:p text:style-name="P3"><text:span text:style-name="T4">PhoneNumber</text:span></text:p>
                </table:table-cell>
                <table:table-cell>
                  <text:p text:style-name="P3"><text:span text:style-name="T4">Email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3" draw:text-style-name="P4" draw:layer="layout" svg:width="2.195cm" svg:height="0.725cm" svg:x="9.043cm" svg:y="10.239cm">
            <draw:text-box>
              <text:p><text:span text:style-name="T5">TENANT</text:span></text:p>
            </draw:text-box>
          </draw:frame>
        </draw:g>
        <draw:g draw:style-name="gr1">
          <draw:frame draw:style-name="gr4" draw:text-style-name="P4" draw:layer="layout" svg:width="4.058cm" svg:height="0.725cm" svg:x="11.934cm" svg:y="31.773cm">
            <draw:text-box>
              <text:p><text:span text:style-name="T5">USED_AMENITY</text:span></text:p>
            </draw:text-box>
          </draw:frame>
          <draw:frame draw:style-name="gr2" draw:layer="layout" svg:width="15.08cm" svg:height="0.624cm" svg:x="12.102cm" svg:y="32.393cm">
            <table:table table:template-name="default" table:use-first-row-styles="true" table:use-banding-rows-styles="true">
              <table:table-column table:style-name="co8"/>
              <table:table-column table:style-name="co9"/>
              <table:table-column table:style-name="co10"/>
              <table:table-column table:style-name="co9"/>
              <table:table-column table:style-name="co11"/>
              <table:table-column table:style-name="co12"/>
              <table:table-row table:style-name="ro1" table:default-cell-style-name="bg-none">
                <table:table-cell table:style-name="ce4">
                  <text:p text:style-name="P1"><text:span text:style-name="T1">TransactionID</text:span></text:p>
                </table:table-cell>
                <table:table-cell table:style-name="ce1">
                  <text:p text:style-name="P2"><text:span text:style-name="T2">AmenityID</text:span></text:p>
                </table:table-cell>
                <table:table-cell table:style-name="ce1">
                  <text:p text:style-name="P2"><text:span text:style-name="T2">TenantID</text:span></text:p>
                </table:table-cell>
                <table:table-cell>
                  <text:p text:style-name="P5"><text:span text:style-name="T4">StartDate</text:span></text:p>
                </table:table-cell>
                <table:table-cell>
                  <text:p text:style-name="P5"><text:span text:style-name="T4">ReturnDate</text:span></text:p>
                </table:table-cell>
                <table:table-cell>
                  <text:p text:style-name="P5"><text:span text:style-name="T4">ReturnCondition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draw:g draw:style-name="gr1">
          <draw:frame draw:style-name="gr5" draw:text-style-name="P4" draw:layer="layout" svg:width="1.874cm" svg:height="0.725cm" svg:x="22.504cm" svg:y="10.209cm">
            <draw:text-box>
              <text:p><text:span text:style-name="T5">LEASE</text:span></text:p>
            </draw:text-box>
          </draw:frame>
          <draw:frame draw:style-name="gr2" draw:layer="layout" svg:width="13.754cm" svg:height="0.642cm" svg:x="22.707cm" svg:y="10.795cm">
            <table:table table:template-name="default" table:use-first-row-styles="true" table:use-banding-rows-styles="true">
              <table:table-column table:style-name="co13"/>
              <table:table-column table:style-name="co14"/>
              <table:table-column table:style-name="co15"/>
              <table:table-column table:style-name="co16"/>
              <table:table-column table:style-name="co17"/>
              <table:table-column table:style-name="co18"/>
              <table:table-column table:style-name="co19"/>
              <table:table-column table:style-name="co20"/>
              <table:table-row table:style-name="ro2" table:default-cell-style-name="ce3">
                <table:table-cell table:style-name="bg-none">
                  <text:p text:style-name="P1"><text:span text:style-name="T1">LeaseID</text:span></text:p>
                </table:table-cell>
                <table:table-cell table:style-name="ce5">
                  <text:p text:style-name="P2"><text:span text:style-name="T2">AptID</text:span></text:p>
                </table:table-cell>
                <table:table-cell>
                  <text:p text:style-name="P3"><text:span text:style-name="T4">StartDate</text:span></text:p>
                </table:table-cell>
                <table:table-cell>
                  <text:p text:style-name="P3"><text:span text:style-name="T4">EndDate</text:span></text:p>
                </table:table-cell>
                <table:table-cell>
                  <text:p text:style-name="P3"><text:span text:style-name="T4">Term</text:span></text:p>
                </table:table-cell>
                <table:table-cell>
                  <text:p text:style-name="P3"><text:span text:style-name="T4">DueDate</text:span></text:p>
                </table:table-cell>
                <table:table-cell>
                  <text:p text:style-name="P3"><text:span text:style-name="T4">Amount</text:span></text:p>
                </table:table-cell>
                <table:table-cell>
                  <text:p text:style-name="P3"><text:span text:style-name="T4">PaidDate</text:span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g draw:style-name="gr6">
          <draw:frame draw:style-name="gr7" draw:text-style-name="P4" draw:layer="layout" svg:width="3.584cm" svg:height="0.725cm" svg:x="5.429cm" svg:y="34.168cm">
            <draw:text-box>
              <text:p><text:span text:style-name="T5">MAINTENANCE</text:span></text:p>
            </draw:text-box>
          </draw:frame>
          <draw:g draw:style-name="gr1">
            <draw:frame draw:style-name="gr2" draw:layer="layout" svg:width="15.874cm" svg:height="0.624cm" svg:x="5.646cm" svg:y="34.772cm">
              <table:table table:template-name="default" table:use-first-row-styles="true" table:use-banding-rows-styles="true">
                <table:table-column table:style-name="co10"/>
                <table:table-column table:style-name="co21"/>
                <table:table-column table:style-name="co22"/>
                <table:table-column table:style-name="co23"/>
                <table:table-column table:style-name="co10"/>
                <table:table-column table:style-name="co24"/>
                <table:table-column table:style-name="co24"/>
                <table:table-row table:style-name="ro1" table:default-cell-style-name="ce3">
                  <table:table-cell table:style-name="bg-none">
                    <text:p text:style-name="P1"><text:span text:style-name="T1">ProjectID</text:span></text:p>
                  </table:table-cell>
                  <table:table-cell table:style-name="ce5">
                    <text:p text:style-name="P2"><text:span text:style-name="T2">AptID</text:span></text:p>
                  </table:table-cell>
                  <table:table-cell>
                    <text:p text:style-name="P3"><text:span text:style-name="T4">ProjectName</text:span></text:p>
                  </table:table-cell>
                  <table:table-cell>
                    <text:p text:style-name="P3"><text:span text:style-name="T4">Status</text:span></text:p>
                  </table:table-cell>
                  <table:table-cell>
                    <text:p text:style-name="P3"><text:span text:style-name="T4">Category</text:span></text:p>
                  </table:table-cell>
                  <table:table-cell>
                    <text:p text:style-name="P3"><text:span text:style-name="T4">RequestedDate</text:span></text:p>
                  </table:table-cell>
                  <table:table-cell>
                    <text:p text:style-name="P3"><text:span text:style-name="T4">ScheduledDate</text:span></text:p>
                  </table:table-cell>
                </table:table-row>
              </table:table>
              <draw:image xlink:href="Pictures/TablePreview4.svm" xlink:type="simple" xlink:show="embed" xlink:actuate="onLoad"/>
            </draw:frame>
            <draw:frame draw:style-name="gr2" draw:layer="layout" svg:width="10.635cm" svg:height="0.624cm" svg:x="21.521cm" svg:y="34.772cm">
              <table:table table:template-name="default" table:use-first-row-styles="true" table:use-banding-rows-styles="true">
                <table:table-column table:style-name="co25"/>
                <table:table-column table:style-name="co26"/>
                <table:table-column table:style-name="co27"/>
                <table:table-column table:style-name="co28"/>
                <table:table-row table:style-name="ro1" table:default-cell-style-name="bg-none">
                  <table:table-cell>
                    <text:p text:style-name="P5"><text:span text:style-name="T4">DateCompleted</text:span></text:p>
                  </table:table-cell>
                  <table:table-cell>
                    <text:p text:style-name="P5"><text:span text:style-name="T4">CompletionTime</text:span></text:p>
                  </table:table-cell>
                  <table:table-cell>
                    <text:p text:style-name="P5"><text:span text:style-name="T4">Description</text:span></text:p>
                  </table:table-cell>
                  <table:table-cell>
                    <text:p text:style-name="P5"><text:span text:style-name="T4">Quarter</text:span></text:p>
                  </table:table-cell>
                </table:table-row>
              </table:table>
              <draw:image xlink:href="Pictures/TablePreview5.svm" xlink:type="simple" xlink:show="embed" xlink:actuate="onLoad"/>
            </draw:frame>
          </draw:g>
        </draw:g>
        <draw:g draw:style-name="gr1">
          <draw:frame draw:style-name="gr8" draw:text-style-name="P4" draw:layer="layout" svg:width="2.386cm" svg:height="0.725cm" svg:x="17.694cm" svg:y="29.225cm">
            <draw:text-box>
              <text:p><text:span text:style-name="T5">AMENITY</text:span></text:p>
            </draw:text-box>
          </draw:frame>
          <draw:frame draw:style-name="gr2" draw:layer="layout" svg:width="14.062cm" svg:height="0.624cm" svg:x="17.938cm" svg:y="29.824cm">
            <table:table table:template-name="default" table:use-first-row-styles="true" table:use-banding-rows-styles="true">
              <table:table-column table:style-name="co29"/>
              <table:table-column table:style-name="co30"/>
              <table:table-column table:style-name="co31"/>
              <table:table-column table:style-name="co32"/>
              <table:table-column table:style-name="co32"/>
              <table:table-column table:style-name="co33"/>
              <table:table-column table:style-name="co17"/>
              <table:table-column table:style-name="co34"/>
              <table:table-row table:style-name="ro3" table:default-cell-style-name="ce3">
                <table:table-cell table:style-name="bg-none">
                  <text:p text:style-name="P1"><text:span text:style-name="T1">AmenityID</text:span></text:p>
                </table:table-cell>
                <table:table-cell>
                  <text:p text:style-name="P3"><text:span text:style-name="T4">AmenityName</text:span></text:p>
                </table:table-cell>
                <table:table-cell>
                  <text:p text:style-name="P3"><text:span text:style-name="T4">Quantity</text:span></text:p>
                </table:table-cell>
                <table:table-cell>
                  <text:p text:style-name="P3"><text:span text:style-name="T4">Unit</text:span></text:p>
                </table:table-cell>
                <table:table-cell>
                  <text:p text:style-name="P3"><text:span text:style-name="T4">Cost</text:span></text:p>
                </table:table-cell>
                <table:table-cell>
                  <text:p text:style-name="P3"><text:span text:style-name="T4">Deposit</text:span></text:p>
                </table:table-cell>
                <table:table-cell>
                  <text:p text:style-name="P3"><text:span text:style-name="T4">Term</text:span></text:p>
                </table:table-cell>
                <table:table-cell>
                  <text:p text:style-name="P3"><text:span text:style-name="T4">FlagType</text:span></text:p>
                </table:table-cell>
              </table:table-row>
            </table:table>
            <draw:image xlink:href="Pictures/TablePreview6.svm" xlink:type="simple" xlink:show="embed" xlink:actuate="onLoad"/>
          </draw:frame>
        </draw:g>
        <draw:line draw:style-name="gr9" draw:text-style-name="P6" draw:layer="layout" svg:x1="10.039cm" svg:y1="12.179cm" svg:x2="10.039cm" svg:y2="11.463cm">
          <text:p/>
        </draw:line>
        <draw:line draw:style-name="gr9" draw:text-style-name="P6" draw:layer="layout" svg:x1="7.096cm" svg:y1="12.021cm" svg:x2="1.928cm" svg:y2="12.039cm">
          <text:p/>
        </draw:line>
        <draw:line draw:style-name="gr10" draw:text-style-name="P7" draw:layer="layout" svg:x1="4.058cm" svg:y1="12.039cm" svg:x2="4.058cm" svg:y2="11.406cm">
          <text:p/>
        </draw:line>
        <draw:line draw:style-name="gr10" draw:text-style-name="P7" draw:layer="layout" svg:x1="7.068cm" svg:y1="12.039cm" svg:x2="7.068cm" svg:y2="11.406cm">
          <text:p/>
        </draw:line>
        <draw:line draw:style-name="gr9" draw:text-style-name="P6" draw:layer="layout" svg:x1="20.809cm" svg:y1="12.144cm" svg:x2="10.012cm" svg:y2="12.169cm">
          <text:p/>
        </draw:line>
        <draw:line draw:style-name="gr10" draw:text-style-name="P7" draw:layer="layout" svg:x1="12.016cm" svg:y1="12.169cm" svg:x2="12.016cm" svg:y2="11.536cm">
          <text:p/>
        </draw:line>
        <draw:line draw:style-name="gr10" draw:text-style-name="P7" draw:layer="layout" svg:x1="14.706cm" svg:y1="12.169cm" svg:x2="14.706cm" svg:y2="11.536cm">
          <text:p/>
        </draw:line>
        <draw:line draw:style-name="gr10" draw:text-style-name="P7" draw:layer="layout" svg:x1="18.411cm" svg:y1="12.156cm" svg:x2="18.411cm" svg:y2="11.523cm">
          <text:p/>
        </draw:line>
        <draw:line draw:style-name="gr9" draw:text-style-name="P6" draw:layer="layout" svg:x1="1.954cm" svg:y1="12.065cm" svg:x2="1.954cm" svg:y2="11.349cm">
          <text:p/>
        </draw:line>
        <draw:line draw:style-name="gr10" draw:text-style-name="P7" draw:layer="layout" svg:x1="13.33cm" svg:y1="12.169cm" svg:x2="13.33cm" svg:y2="11.536cm">
          <text:p/>
        </draw:line>
        <draw:line draw:style-name="gr10" draw:text-style-name="P7" draw:layer="layout" svg:x1="16.294cm" svg:y1="12.169cm" svg:x2="16.294cm" svg:y2="11.536cm">
          <text:p/>
        </draw:line>
        <draw:line draw:style-name="gr10" draw:text-style-name="P7" draw:layer="layout" svg:x1="20.787cm" svg:y1="12.169cm" svg:x2="20.787cm" svg:y2="11.536cm">
          <text:p/>
        </draw:line>
        <draw:line draw:style-name="gr9" draw:text-style-name="P6" draw:layer="layout" svg:x1="23.506cm" svg:y1="12.135cm" svg:x2="23.506cm" svg:y2="11.419cm">
          <text:p/>
        </draw:line>
        <draw:line draw:style-name="gr9" draw:text-style-name="P6" draw:layer="layout" svg:x1="30.257cm" svg:y1="12.097cm" svg:x2="23.506cm" svg:y2="12.116cm">
          <text:p/>
        </draw:line>
        <draw:line draw:style-name="gr10" draw:text-style-name="P7" draw:layer="layout" svg:x1="25.187cm" svg:y1="12.125cm" svg:x2="25.187cm" svg:y2="11.492cm">
          <text:p/>
        </draw:line>
        <draw:line draw:style-name="gr10" draw:text-style-name="P7" draw:layer="layout" svg:x1="28.677cm" svg:y1="12.125cm" svg:x2="28.677cm" svg:y2="11.492cm">
          <text:p/>
        </draw:line>
        <draw:line draw:style-name="gr10" draw:text-style-name="P7" draw:layer="layout" svg:x1="31.878cm" svg:y1="13.023cm" svg:x2="31.878cm" svg:y2="11.498cm">
          <text:p/>
        </draw:line>
        <draw:line draw:style-name="gr10" draw:text-style-name="P7" draw:layer="layout" svg:x1="26.797cm" svg:y1="12.125cm" svg:x2="26.797cm" svg:y2="11.492cm">
          <text:p/>
        </draw:line>
        <draw:line draw:style-name="gr10" draw:text-style-name="P7" draw:layer="layout" svg:x1="30.257cm" svg:y1="12.125cm" svg:x2="30.257cm" svg:y2="11.492cm">
          <text:p/>
        </draw:line>
        <draw:line draw:style-name="gr10" draw:text-style-name="P7" draw:layer="layout" svg:x1="33.683cm" svg:y1="13.023cm" svg:x2="33.683cm" svg:y2="11.494cm">
          <text:p/>
        </draw:line>
        <draw:line draw:style-name="gr9" draw:text-style-name="P6" draw:layer="layout" svg:x1="18.782cm" svg:y1="31.164cm" svg:x2="18.782cm" svg:y2="30.448cm">
          <text:p/>
        </draw:line>
        <draw:line draw:style-name="gr9" draw:text-style-name="P6" draw:layer="layout" svg:x1="31.15cm" svg:y1="31.125cm" svg:x2="18.755cm" svg:y2="31.154cm">
          <text:p/>
        </draw:line>
        <draw:line draw:style-name="gr10" draw:text-style-name="P7" draw:layer="layout" svg:x1="21.426cm" svg:y1="31.154cm" svg:x2="21.426cm" svg:y2="30.521cm">
          <text:p/>
        </draw:line>
        <draw:line draw:style-name="gr10" draw:text-style-name="P7" draw:layer="layout" svg:x1="23.893cm" svg:y1="31.154cm" svg:x2="23.893cm" svg:y2="30.521cm">
          <text:p/>
        </draw:line>
        <draw:line draw:style-name="gr10" draw:text-style-name="P7" draw:layer="layout" svg:x1="26.643cm" svg:y1="31.129cm" svg:x2="26.643cm" svg:y2="30.496cm">
          <text:p/>
        </draw:line>
        <draw:line draw:style-name="gr10" draw:text-style-name="P7" draw:layer="layout" svg:x1="28.162cm" svg:y1="31.129cm" svg:x2="28.162cm" svg:y2="30.496cm">
          <text:p/>
        </draw:line>
        <draw:line draw:style-name="gr10" draw:text-style-name="P7" draw:layer="layout" svg:x1="25.415cm" svg:y1="31.154cm" svg:x2="25.415cm" svg:y2="30.521cm">
          <text:p/>
        </draw:line>
        <draw:line draw:style-name="gr10" draw:text-style-name="P7" draw:layer="layout" svg:x1="29.53cm" svg:y1="31.154cm" svg:x2="29.53cm" svg:y2="30.521cm">
          <text:p/>
        </draw:line>
        <draw:line draw:style-name="gr9" draw:text-style-name="P6" draw:layer="layout" svg:x1="13.301cm" svg:y1="33.733cm" svg:x2="13.301cm" svg:y2="33.017cm">
          <text:p/>
        </draw:line>
        <draw:line draw:style-name="gr9" draw:text-style-name="P6" draw:layer="layout" svg:x1="25.403cm" svg:y1="33.682cm" svg:x2="13.274cm" svg:y2="33.707cm">
          <text:p/>
        </draw:line>
        <draw:line draw:style-name="gr10" draw:text-style-name="P7" draw:layer="layout" svg:x1="15.887cm" svg:y1="33.723cm" svg:x2="15.887cm" svg:y2="33.09cm">
          <text:p/>
        </draw:line>
        <draw:line draw:style-name="gr10" draw:text-style-name="P7" draw:layer="layout" svg:x1="17.964cm" svg:y1="33.723cm" svg:x2="17.964cm" svg:y2="33.09cm">
          <text:p/>
        </draw:line>
        <draw:line draw:style-name="gr10" draw:text-style-name="P7" draw:layer="layout" svg:x1="22.464cm" svg:y1="33.723cm" svg:x2="22.464cm" svg:y2="33.09cm">
          <text:p/>
        </draw:line>
        <draw:line draw:style-name="gr10" draw:text-style-name="P7" draw:layer="layout" svg:x1="20.227cm" svg:y1="33.723cm" svg:x2="20.227cm" svg:y2="33.09cm">
          <text:p/>
        </draw:line>
        <draw:line draw:style-name="gr10" draw:text-style-name="P7" draw:layer="layout" svg:x1="25.382cm" svg:y1="33.711cm" svg:x2="25.382cm" svg:y2="33.078cm">
          <text:p/>
        </draw:line>
        <draw:line draw:style-name="gr10" draw:text-style-name="P7" draw:layer="layout" svg:x1="35.69cm" svg:y1="13.023cm" svg:x2="35.678cm" svg:y2="11.419cm">
          <text:p/>
        </draw:line>
        <draw:line draw:style-name="gr10" draw:text-style-name="P7" draw:layer="layout" svg:x1="31.123cm" svg:y1="31.15cm" svg:x2="31.123cm" svg:y2="30.517cm">
          <text:p/>
        </draw:line>
        <draw:frame draw:style-name="gr11" draw:text-style-name="P8" draw:layer="layout" svg:width="1.035cm" svg:height="0.569cm" svg:x="1.135cm" svg:y="11.435cm">
          <draw:text-box>
            <text:p><text:span text:style-name="T6">FD1</text:span></text:p>
          </draw:text-box>
        </draw:frame>
        <draw:frame draw:style-name="gr11" draw:text-style-name="P8" draw:layer="layout" svg:width="1.035cm" svg:height="0.569cm" svg:x="9.148cm" svg:y="11.575cm">
          <draw:text-box>
            <text:p><text:span text:style-name="T6">FD2</text:span></text:p>
          </draw:text-box>
        </draw:frame>
        <draw:frame draw:style-name="gr11" draw:text-style-name="P8" draw:layer="layout" svg:width="1.035cm" svg:height="0.569cm" svg:x="22.637cm" svg:y="11.419cm">
          <draw:text-box>
            <text:p><text:span text:style-name="T6">FD3</text:span></text:p>
          </draw:text-box>
        </draw:frame>
        <draw:frame draw:style-name="gr11" draw:text-style-name="P8" draw:layer="layout" svg:width="1.035cm" svg:height="0.569cm" svg:x="17.936cm" svg:y="30.534cm">
          <draw:text-box>
            <text:p><text:span text:style-name="T6">FD5</text:span></text:p>
          </draw:text-box>
        </draw:frame>
        <draw:frame draw:style-name="gr11" draw:text-style-name="P8" draw:layer="layout" svg:width="1.035cm" svg:height="0.569cm" svg:x="12.381cm" svg:y="33.118cm">
          <draw:text-box>
            <text:p><text:span text:style-name="T6">FD6</text:span></text:p>
          </draw:text-box>
        </draw:frame>
        <draw:line draw:style-name="gr9" draw:text-style-name="P6" draw:layer="layout" svg:x1="6.724cm" svg:y1="36.112cm" svg:x2="6.724cm" svg:y2="35.396cm">
          <text:p/>
        </draw:line>
        <draw:line draw:style-name="gr9" draw:text-style-name="P6" draw:layer="layout" svg:x1="31.442cm" svg:y1="36.103cm" svg:x2="6.697cm" svg:y2="36.112cm">
          <text:p/>
        </draw:line>
        <draw:line draw:style-name="gr10" draw:text-style-name="P7" draw:layer="layout" svg:x1="8.414cm" svg:y1="36.112cm" svg:x2="8.414cm" svg:y2="35.479cm">
          <text:p/>
        </draw:line>
        <draw:line draw:style-name="gr10" draw:text-style-name="P7" draw:layer="layout" svg:x1="10.367cm" svg:y1="36.112cm" svg:x2="10.367cm" svg:y2="35.479cm">
          <text:p/>
        </draw:line>
        <draw:line draw:style-name="gr10" draw:text-style-name="P7" draw:layer="layout" svg:x1="14.425cm" svg:y1="36.112cm" svg:x2="14.425cm" svg:y2="35.479cm">
          <text:p/>
        </draw:line>
        <draw:line draw:style-name="gr10" draw:text-style-name="P7" draw:layer="layout" svg:x1="12.646cm" svg:y1="36.112cm" svg:x2="12.646cm" svg:y2="35.479cm">
          <text:p/>
        </draw:line>
        <draw:line draw:style-name="gr10" draw:text-style-name="P7" draw:layer="layout" svg:x1="17.272cm" svg:y1="36.104cm" svg:x2="17.272cm" svg:y2="35.471cm">
          <text:p/>
        </draw:line>
        <draw:frame draw:style-name="gr11" draw:text-style-name="P8" draw:layer="layout" svg:width="1.035cm" svg:height="0.569cm" svg:x="5.8cm" svg:y="35.497cm">
          <draw:text-box>
            <text:p><text:span text:style-name="T6">FD7</text:span></text:p>
          </draw:text-box>
        </draw:frame>
        <draw:line draw:style-name="gr10" draw:text-style-name="P7" draw:layer="layout" svg:x1="22.972cm" svg:y1="36.112cm" svg:x2="22.972cm" svg:y2="35.479cm">
          <text:p/>
        </draw:line>
        <draw:line draw:style-name="gr10" draw:text-style-name="P7" draw:layer="layout" svg:x1="19.812cm" svg:y1="36.112cm" svg:x2="19.812cm" svg:y2="35.479cm">
          <text:p/>
        </draw:line>
        <draw:line draw:style-name="gr10" draw:text-style-name="P7" draw:layer="layout" svg:x1="26.112cm" svg:y1="36.112cm" svg:x2="26.112cm" svg:y2="35.479cm">
          <text:p/>
        </draw:line>
        <draw:line draw:style-name="gr10" draw:text-style-name="P7" draw:layer="layout" svg:x1="29.244cm" svg:y1="36.112cm" svg:x2="29.244cm" svg:y2="35.479cm">
          <text:p/>
        </draw:line>
        <draw:line draw:style-name="gr10" draw:text-style-name="P7" draw:layer="layout" svg:x1="31.417cm" svg:y1="36.103cm" svg:x2="31.417cm" svg:y2="35.483cm">
          <text:p/>
        </draw:line>
        <draw:g draw:style-name="gr1">
          <draw:frame draw:style-name="gr12" draw:text-style-name="P4" draw:layer="layout" svg:width="3.072cm" svg:height="0.725cm" svg:x="1cm" svg:y="10.141cm">
            <draw:text-box>
              <text:p><text:span text:style-name="T5">APARTMENT</text:span></text:p>
            </draw:text-box>
          </draw:frame>
          <draw:frame draw:style-name="gr2" draw:layer="layout" svg:width="7.039cm" svg:height="0.624cm" svg:x="1.21cm" svg:y="10.729cm">
            <table:table table:template-name="default" table:use-first-row-styles="true" table:use-banding-rows-styles="true">
              <table:table-column table:style-name="co35"/>
              <table:table-column table:style-name="co36"/>
              <table:table-column table:style-name="co37"/>
              <table:table-row table:style-name="ro1" table:default-cell-style-name="ce2">
                <table:table-cell table:style-name="ce4">
                  <text:p text:style-name="P1"><text:span text:style-name="T1">AptID</text:span></text:p>
                </table:table-cell>
                <table:table-cell>
                  <text:p text:style-name="P3"><text:span text:style-name="T3">NoOfBedrooms</text:span></text:p>
                </table:table-cell>
                <table:table-cell>
                  <text:p text:style-name="P3"><text:span text:style-name="T3">MonthlyRent</text:span></text:p>
                </table:table-cell>
              </table:table-row>
            </table:table>
            <draw:image xlink:href="Pictures/TablePreview7.svm" xlink:type="simple" xlink:show="embed" xlink:actuate="onLoad"/>
          </draw:frame>
        </draw:g>
        <draw:frame draw:style-name="gr13" draw:text-style-name="P4" draw:layer="layout" svg:width="11.526cm" svg:height="0.725cm" svg:x="1cm" svg:y="1.382cm">
          <draw:text-box>
            <text:p><text:span text:style-name="T5">APARTMENT COMPLEX FUNCTIONAL DEPENDENCIES</text:span></text:p>
          </draw:text-box>
        </draw:frame>
        <draw:frame draw:style-name="gr14" draw:text-style-name="P9" draw:layer="layout" svg:width="3.779cm" svg:height="0.962cm" svg:x="32.777cm" svg:y="1.323cm">
          <draw:text-box>
            <text:p>Jimmy Tran</text:p>
          </draw:text-box>
        </draw:frame>
        <draw:line draw:style-name="gr9" draw:text-style-name="P6" draw:layer="layout" svg:x1="35.69cm" svg:y1="13.004cm" svg:x2="23.507cm" svg:y2="13.023cm">
          <text:p/>
        </draw:line>
        <draw:line draw:style-name="gr9" draw:text-style-name="P6" draw:layer="layout" svg:x1="23.515cm" svg:y1="13.053cm" svg:x2="23.515cm" svg:y2="12.337cm">
          <text:p/>
        </draw:line>
        <draw:frame draw:style-name="gr11" draw:text-style-name="P8" draw:layer="layout" svg:width="1.035cm" svg:height="0.569cm" svg:x="22.638cm" svg:y="12.435cm">
          <draw:text-box>
            <text:p><text:span text:style-name="T6">FD4</text:span></text:p>
          </draw:text-box>
        </draw:frame>
        <draw:g draw:style-name="gr1">
          <draw:frame draw:style-name="gr12" draw:text-style-name="P4" draw:layer="layout" svg:width="3.072cm" svg:height="0.725cm" svg:x="1cm" svg:y="3.153cm">
            <draw:text-box>
              <text:p><text:span text:style-name="T5">APARTMENT</text:span></text:p>
            </draw:text-box>
          </draw:frame>
          <draw:frame draw:style-name="gr2" draw:layer="layout" svg:width="7.039cm" svg:height="0.624cm" svg:x="1.21cm" svg:y="3.741cm">
            <table:table table:template-name="default" table:use-first-row-styles="true" table:use-banding-rows-styles="true">
              <table:table-column table:style-name="co35"/>
              <table:table-column table:style-name="co36"/>
              <table:table-column table:style-name="co37"/>
              <table:table-row table:style-name="ro1" table:default-cell-style-name="bg-none">
                <table:table-cell>
                  <text:p text:style-name="P5"><text:span text:style-name="T4">AptID</text:span></text:p>
                </table:table-cell>
                <table:table-cell>
                  <text:p text:style-name="P5"><text:span text:style-name="T4">NoOfBedrooms</text:span></text:p>
                </table:table-cell>
                <table:table-cell>
                  <text:p text:style-name="P5"><text:span text:style-name="T4">MonthlyRent</text:span></text:p>
                </table:table-cell>
              </table:table-row>
            </table:table>
            <draw:image xlink:href="Pictures/TablePreview8.svm" xlink:type="simple" xlink:show="embed" xlink:actuate="onLoad"/>
          </draw:frame>
        </draw:g>
        <draw:g draw:style-name="gr1">
          <draw:frame draw:style-name="gr2" draw:layer="layout" svg:width="12.307cm" svg:height="0.624cm" svg:x="8.449cm" svg:y="3.686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4"/>
              <table:table-column table:style-name="co5"/>
              <table:table-column table:style-name="co6"/>
              <table:table-column table:style-name="co7"/>
              <table:table-row table:style-name="ro1" table:default-cell-style-name="bg-none">
                <table:table-cell>
                  <text:p text:style-name="P5"><text:span text:style-name="T4">TenantID</text:span></text:p>
                </table:table-cell>
                <table:table-cell>
                  <text:p text:style-name="P5"><text:span text:style-name="T4">LeaseID</text:span></text:p>
                </table:table-cell>
                <table:table-cell>
                  <text:p text:style-name="P5"><text:span text:style-name="T4">SSN</text:span></text:p>
                </table:table-cell>
                <table:table-cell>
                  <text:p text:style-name="P5"><text:span text:style-name="T4">FName</text:span></text:p>
                </table:table-cell>
                <table:table-cell>
                  <text:p text:style-name="P5"><text:span text:style-name="T4">LName</text:span></text:p>
                </table:table-cell>
                <table:table-cell>
                  <text:p text:style-name="P5"><text:span text:style-name="T4">PhoneNumber</text:span></text:p>
                </table:table-cell>
                <table:table-cell>
                  <text:p text:style-name="P5"><text:span text:style-name="T4">Email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frame draw:style-name="gr3" draw:text-style-name="P4" draw:layer="layout" svg:width="2.195cm" svg:height="0.725cm" svg:x="8.249cm" svg:y="3.086cm">
            <draw:text-box>
              <text:p><text:span text:style-name="T5">TENANT</text:span></text:p>
            </draw:text-box>
          </draw:frame>
        </draw:g>
        <draw:g draw:style-name="gr1">
          <draw:frame draw:style-name="gr5" draw:text-style-name="P4" draw:layer="layout" svg:width="1.874cm" svg:height="0.725cm" svg:x="20.756cm" svg:y="3.1cm">
            <draw:text-box>
              <text:p><text:span text:style-name="T5">LEASE</text:span></text:p>
            </draw:text-box>
          </draw:frame>
          <draw:frame draw:style-name="gr2" draw:layer="layout" svg:width="15.406cm" svg:height="0.624cm" svg:x="20.959cm" svg:y="3.686cm">
            <table:table table:template-name="default" table:use-first-row-styles="true" table:use-banding-rows-styles="true">
              <table:table-column table:style-name="co38"/>
              <table:table-column table:style-name="co39"/>
              <table:table-column table:style-name="co40"/>
              <table:table-column table:style-name="co41"/>
              <table:table-column table:style-name="co42"/>
              <table:table-column table:style-name="co43"/>
              <table:table-row table:style-name="ro1" table:default-cell-style-name="bg-none">
                <table:table-cell>
                  <text:p text:style-name="P5"><text:span text:style-name="T4">LeaseID</text:span></text:p>
                </table:table-cell>
                <table:table-cell>
                  <text:p text:style-name="P5"><text:span text:style-name="T4">AptID</text:span></text:p>
                </table:table-cell>
                <table:table-cell>
                  <text:p text:style-name="P5"><text:span text:style-name="T4">StartDate</text:span></text:p>
                </table:table-cell>
                <table:table-cell>
                  <text:p text:style-name="P5"><text:span text:style-name="T4">EndDate</text:span></text:p>
                </table:table-cell>
                <table:table-cell>
                  <text:p text:style-name="P5"><text:span text:style-name="T4">Term</text:span></text:p>
                </table:table-cell>
                <table:table-cell>
                  <text:p text:style-name="P5"><text:span text:style-name="T4">Payment(s)(DueDate,PaidDate, Amount)</text:span></text:p>
                </table:table-cell>
              </table:table-row>
            </table:table>
            <draw:image xlink:href="Pictures/TablePreview10.svm" xlink:type="simple" xlink:show="embed" xlink:actuate="onLoad"/>
          </draw:frame>
        </draw:g>
        <draw:g draw:style-name="gr1">
          <draw:frame draw:style-name="gr8" draw:text-style-name="P4" draw:layer="layout" svg:width="2.386cm" svg:height="0.725cm" svg:x="3.386cm" svg:y="5.024cm">
            <draw:text-box>
              <text:p><text:span text:style-name="T5">AMENITY</text:span></text:p>
            </draw:text-box>
          </draw:frame>
          <draw:frame draw:style-name="gr2" draw:layer="layout" svg:width="14.062cm" svg:height="0.624cm" svg:x="3.63cm" svg:y="5.623cm">
            <table:table table:template-name="default" table:use-first-row-styles="true" table:use-banding-rows-styles="true">
              <table:table-column table:style-name="co29"/>
              <table:table-column table:style-name="co30"/>
              <table:table-column table:style-name="co31"/>
              <table:table-column table:style-name="co32"/>
              <table:table-column table:style-name="co32"/>
              <table:table-column table:style-name="co33"/>
              <table:table-column table:style-name="co17"/>
              <table:table-column table:style-name="co34"/>
              <table:table-row table:style-name="ro3" table:default-cell-style-name="bg-none">
                <table:table-cell>
                  <text:p text:style-name="P5"><text:span text:style-name="T4">AmenityID</text:span></text:p>
                </table:table-cell>
                <table:table-cell>
                  <text:p text:style-name="P5"><text:span text:style-name="T4">AmenityName</text:span></text:p>
                </table:table-cell>
                <table:table-cell>
                  <text:p text:style-name="P5"><text:span text:style-name="T4">Quantity</text:span></text:p>
                </table:table-cell>
                <table:table-cell>
                  <text:p text:style-name="P5"><text:span text:style-name="T4">Unit</text:span></text:p>
                </table:table-cell>
                <table:table-cell>
                  <text:p text:style-name="P5"><text:span text:style-name="T4">Cost</text:span></text:p>
                </table:table-cell>
                <table:table-cell>
                  <text:p text:style-name="P5"><text:span text:style-name="T4">Deposit</text:span></text:p>
                </table:table-cell>
                <table:table-cell>
                  <text:p text:style-name="P5"><text:span text:style-name="T4">Term</text:span></text:p>
                </table:table-cell>
                <table:table-cell>
                  <text:p text:style-name="P5"><text:span text:style-name="T4">FlagType</text:span></text:p>
                </table:table-cell>
              </table:table-row>
            </table:table>
            <draw:image xlink:href="Pictures/TablePreview11.svm" xlink:type="simple" xlink:show="embed" xlink:actuate="onLoad"/>
          </draw:frame>
        </draw:g>
        <draw:g draw:style-name="gr1">
          <draw:frame draw:style-name="gr4" draw:text-style-name="P4" draw:layer="layout" svg:width="4.058cm" svg:height="0.725cm" svg:x="19.425cm" svg:y="4.875cm">
            <draw:text-box>
              <text:p><text:span text:style-name="T5">USED_AMENITY</text:span></text:p>
            </draw:text-box>
          </draw:frame>
          <draw:frame draw:style-name="gr2" draw:layer="layout" svg:width="15.08cm" svg:height="0.624cm" svg:x="19.593cm" svg:y="5.495cm">
            <table:table table:template-name="default" table:use-first-row-styles="true" table:use-banding-rows-styles="true">
              <table:table-column table:style-name="co8"/>
              <table:table-column table:style-name="co9"/>
              <table:table-column table:style-name="co10"/>
              <table:table-column table:style-name="co9"/>
              <table:table-column table:style-name="co11"/>
              <table:table-column table:style-name="co12"/>
              <table:table-row table:style-name="ro1" table:default-cell-style-name="bg-none">
                <table:table-cell>
                  <text:p text:style-name="P5"><text:span text:style-name="T4">TransactionID</text:span></text:p>
                </table:table-cell>
                <table:table-cell>
                  <text:p text:style-name="P5"><text:span text:style-name="T4">AmenityID</text:span></text:p>
                </table:table-cell>
                <table:table-cell>
                  <text:p text:style-name="P5"><text:span text:style-name="T4">TenantID</text:span></text:p>
                </table:table-cell>
                <table:table-cell>
                  <text:p text:style-name="P5"><text:span text:style-name="T4">StartDate</text:span></text:p>
                </table:table-cell>
                <table:table-cell>
                  <text:p text:style-name="P5"><text:span text:style-name="T4">ReturnDate</text:span></text:p>
                </table:table-cell>
                <table:table-cell>
                  <text:p text:style-name="P5"><text:span text:style-name="T4">ReturnCondition</text:span></text:p>
                </table:table-cell>
              </table:table-row>
            </table:table>
            <draw:image xlink:href="Pictures/TablePreview12.svm" xlink:type="simple" xlink:show="embed" xlink:actuate="onLoad"/>
          </draw:frame>
        </draw:g>
        <draw:g draw:style-name="gr6">
          <draw:frame draw:style-name="gr7" draw:text-style-name="P4" draw:layer="layout" svg:width="3.584cm" svg:height="0.725cm" svg:x="4.759cm" svg:y="6.803cm">
            <draw:text-box>
              <text:p><text:span text:style-name="T5">MAINTENANCE</text:span></text:p>
            </draw:text-box>
          </draw:frame>
          <draw:g draw:style-name="gr1">
            <draw:frame draw:style-name="gr2" draw:layer="layout" svg:width="15.874cm" svg:height="0.624cm" svg:x="4.976cm" svg:y="7.407cm">
              <table:table table:template-name="default" table:use-first-row-styles="true" table:use-banding-rows-styles="true">
                <table:table-column table:style-name="co10"/>
                <table:table-column table:style-name="co21"/>
                <table:table-column table:style-name="co22"/>
                <table:table-column table:style-name="co23"/>
                <table:table-column table:style-name="co10"/>
                <table:table-column table:style-name="co24"/>
                <table:table-column table:style-name="co24"/>
                <table:table-row table:style-name="ro1" table:default-cell-style-name="bg-none">
                  <table:table-cell>
                    <text:p text:style-name="P5"><text:span text:style-name="T4">ProjectID</text:span></text:p>
                  </table:table-cell>
                  <table:table-cell>
                    <text:p text:style-name="P5"><text:span text:style-name="T4">AptID</text:span></text:p>
                  </table:table-cell>
                  <table:table-cell>
                    <text:p text:style-name="P5"><text:span text:style-name="T4">ProjectName</text:span></text:p>
                  </table:table-cell>
                  <table:table-cell>
                    <text:p text:style-name="P5"><text:span text:style-name="T4">Status</text:span></text:p>
                  </table:table-cell>
                  <table:table-cell>
                    <text:p text:style-name="P5"><text:span text:style-name="T4">Category</text:span></text:p>
                  </table:table-cell>
                  <table:table-cell>
                    <text:p text:style-name="P5"><text:span text:style-name="T4">RequestedDate</text:span></text:p>
                  </table:table-cell>
                  <table:table-cell>
                    <text:p text:style-name="P5"><text:span text:style-name="T4">ScheduledDate</text:span></text:p>
                  </table:table-cell>
                </table:table-row>
              </table:table>
              <draw:image xlink:href="Pictures/TablePreview13.svm" xlink:type="simple" xlink:show="embed" xlink:actuate="onLoad"/>
            </draw:frame>
            <draw:frame draw:style-name="gr2" draw:layer="layout" svg:width="10.635cm" svg:height="0.624cm" svg:x="20.851cm" svg:y="7.407cm">
              <table:table table:template-name="default" table:use-first-row-styles="true" table:use-banding-rows-styles="true">
                <table:table-column table:style-name="co25"/>
                <table:table-column table:style-name="co26"/>
                <table:table-column table:style-name="co27"/>
                <table:table-column table:style-name="co28"/>
                <table:table-row table:style-name="ro1" table:default-cell-style-name="bg-none">
                  <table:table-cell>
                    <text:p text:style-name="P5"><text:span text:style-name="T4">DateCompleted</text:span></text:p>
                  </table:table-cell>
                  <table:table-cell>
                    <text:p text:style-name="P5"><text:span text:style-name="T4">CompletionTime</text:span></text:p>
                  </table:table-cell>
                  <table:table-cell>
                    <text:p text:style-name="P5"><text:span text:style-name="T4">Description</text:span></text:p>
                  </table:table-cell>
                  <table:table-cell>
                    <text:p text:style-name="P5"><text:span text:style-name="T4">Quarter</text:span></text:p>
                  </table:table-cell>
                </table:table-row>
              </table:table>
              <draw:image xlink:href="Pictures/TablePreview14.svm" xlink:type="simple" xlink:show="embed" xlink:actuate="onLoad"/>
            </draw:frame>
          </draw:g>
        </draw:g>
        <draw:frame draw:style-name="gr15" draw:text-style-name="P10" draw:layer="layout" svg:width="34.331cm" svg:height="5.229cm" svg:x="4.763cm" svg:y="19.044cm">
          <draw:text-box>
            <text:p>ApartmentNo ➞ <text:s/>{NoOfBedrooms, MonthlyRent}</text:p>
            <text:p>TenantID ➞ {LeaseID, Fname, Lname, PhoneNumber, Email, SSN}</text:p>
            <text:p>LeaseID ➞ {AptID, StartDate, DueDate, Term, {DueDate, PaidDate, Amount}}</text:p>
            <text:p><text:span text:style-name="T7">AmenityID </text:span>➞ {AmenityName, Quantity, Unit, Cost, Deposit, Term, FlagType}</text:p>
            <text:p><text:span text:style-name="T7">TransactionID </text:span>➞ {AmenityID, TenantID, StartDate, ReturnDate, ReturnCondition}</text:p>
            <text:p><text:span text:style-name="T7">MaintenanceID </text:span>➞ {AptID, ProjectName, Status, Category, DateRequested, DateScheduled, DateCompleted,, CompletionTime, Description, Quarter}</text:p>
          </draw:text-box>
        </draw:frame>
        <draw:line draw:style-name="gr9" draw:text-style-name="P6" draw:layer="layout" svg:x1="9.404cm" svg:y1="28.157cm" svg:x2="4.236cm" svg:y2="28.175cm">
          <text:p/>
        </draw:line>
        <draw:line draw:style-name="gr10" draw:text-style-name="P7" draw:layer="layout" svg:x1="6.366cm" svg:y1="28.175cm" svg:x2="6.366cm" svg:y2="27.542cm">
          <text:p/>
        </draw:line>
        <draw:line draw:style-name="gr10" draw:text-style-name="P7" draw:layer="layout" svg:x1="9.376cm" svg:y1="28.175cm" svg:x2="9.376cm" svg:y2="27.542cm">
          <text:p/>
        </draw:line>
        <draw:line draw:style-name="gr9" draw:text-style-name="P6" draw:layer="layout" svg:x1="4.262cm" svg:y1="28.201cm" svg:x2="4.262cm" svg:y2="27.485cm">
          <text:p/>
        </draw:line>
        <draw:frame draw:style-name="gr11" draw:text-style-name="P8" draw:layer="layout" svg:width="1.035cm" svg:height="0.569cm" svg:x="3.443cm" svg:y="27.571cm">
          <draw:text-box>
            <text:p><text:span text:style-name="T6">FD1</text:span></text:p>
          </draw:text-box>
        </draw:frame>
        <draw:g draw:style-name="gr1">
          <draw:frame draw:style-name="gr12" draw:text-style-name="P4" draw:layer="layout" svg:width="3.072cm" svg:height="0.725cm" svg:x="3.308cm" svg:y="26.277cm">
            <draw:text-box>
              <text:p><text:span text:style-name="T5">APARTMENT</text:span></text:p>
            </draw:text-box>
          </draw:frame>
          <draw:frame draw:style-name="gr2" draw:layer="layout" svg:width="7.039cm" svg:height="0.624cm" svg:x="3.518cm" svg:y="26.865cm">
            <table:table table:template-name="default" table:use-first-row-styles="true" table:use-banding-rows-styles="true">
              <table:table-column table:style-name="co35"/>
              <table:table-column table:style-name="co36"/>
              <table:table-column table:style-name="co37"/>
              <table:table-row table:style-name="ro1" table:default-cell-style-name="ce2">
                <table:table-cell table:style-name="ce4">
                  <text:p text:style-name="P1"><text:span text:style-name="T1">AptID</text:span></text:p>
                </table:table-cell>
                <table:table-cell>
                  <text:p text:style-name="P3"><text:span text:style-name="T3">NoOfBedrooms</text:span></text:p>
                </table:table-cell>
                <table:table-cell>
                  <text:p text:style-name="P3"><text:span text:style-name="T3">MonthlyRent</text:span></text:p>
                </table:table-cell>
              </table:table-row>
            </table:table>
            <draw:image xlink:href="Pictures/TablePreview15.svm" xlink:type="simple" xlink:show="embed" xlink:actuate="onLoad"/>
          </draw:frame>
        </draw:g>
        <draw:g draw:style-name="gr1">
          <draw:frame draw:style-name="gr2" draw:layer="layout" svg:width="12.307cm" svg:height="0.624cm" svg:x="11.637cm" svg:y="26.845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4"/>
              <table:table-column table:style-name="co5"/>
              <table:table-column table:style-name="co6"/>
              <table:table-column table:style-name="co7"/>
              <table:table-row table:style-name="ro1" table:default-cell-style-name="ce3">
                <table:table-cell table:style-name="bg-none">
                  <text:p text:style-name="P1"><text:span text:style-name="T1">TenantID</text:span></text:p>
                </table:table-cell>
                <table:table-cell table:style-name="ce1">
                  <text:p text:style-name="P2"><text:span text:style-name="T2">LeaseID</text:span></text:p>
                </table:table-cell>
                <table:table-cell table:style-name="ce2">
                  <text:p text:style-name="P3"><text:span text:style-name="T3">SSN</text:span></text:p>
                </table:table-cell>
                <table:table-cell table:style-name="ce2">
                  <text:p text:style-name="P3"><text:span text:style-name="T3">FName</text:span></text:p>
                </table:table-cell>
                <table:table-cell>
                  <text:p text:style-name="P3"><text:span text:style-name="T4">LName</text:span></text:p>
                </table:table-cell>
                <table:table-cell>
                  <text:p text:style-name="P3"><text:span text:style-name="T4">PhoneNumber</text:span></text:p>
                </table:table-cell>
                <table:table-cell>
                  <text:p text:style-name="P3"><text:span text:style-name="T4">Email</text:span></text:p>
                </table:table-cell>
              </table:table-row>
            </table:table>
            <draw:image xlink:href="Pictures/TablePreview16.svm" xlink:type="simple" xlink:show="embed" xlink:actuate="onLoad"/>
          </draw:frame>
          <draw:frame draw:style-name="gr3" draw:text-style-name="P4" draw:layer="layout" svg:width="2.195cm" svg:height="0.725cm" svg:x="11.437cm" svg:y="26.245cm">
            <draw:text-box>
              <text:p><text:span text:style-name="T5">TENANT</text:span></text:p>
            </draw:text-box>
          </draw:frame>
        </draw:g>
        <draw:line draw:style-name="gr9" draw:text-style-name="P6" draw:layer="layout" svg:x1="12.433cm" svg:y1="28.185cm" svg:x2="12.433cm" svg:y2="27.469cm">
          <text:p/>
        </draw:line>
        <draw:line draw:style-name="gr9" draw:text-style-name="P6" draw:layer="layout" svg:x1="23.203cm" svg:y1="28.15cm" svg:x2="12.406cm" svg:y2="28.175cm">
          <text:p/>
        </draw:line>
        <draw:line draw:style-name="gr10" draw:text-style-name="P7" draw:layer="layout" svg:x1="14.41cm" svg:y1="28.175cm" svg:x2="14.41cm" svg:y2="27.542cm">
          <text:p/>
        </draw:line>
        <draw:line draw:style-name="gr10" draw:text-style-name="P7" draw:layer="layout" svg:x1="17.1cm" svg:y1="28.175cm" svg:x2="17.1cm" svg:y2="27.542cm">
          <text:p/>
        </draw:line>
        <draw:line draw:style-name="gr10" draw:text-style-name="P7" draw:layer="layout" svg:x1="20.805cm" svg:y1="28.162cm" svg:x2="20.805cm" svg:y2="27.529cm">
          <text:p/>
        </draw:line>
        <draw:line draw:style-name="gr10" draw:text-style-name="P7" draw:layer="layout" svg:x1="15.724cm" svg:y1="28.175cm" svg:x2="15.724cm" svg:y2="27.542cm">
          <text:p/>
        </draw:line>
        <draw:line draw:style-name="gr10" draw:text-style-name="P7" draw:layer="layout" svg:x1="18.688cm" svg:y1="28.175cm" svg:x2="18.688cm" svg:y2="27.542cm">
          <text:p/>
        </draw:line>
        <draw:line draw:style-name="gr10" draw:text-style-name="P7" draw:layer="layout" svg:x1="23.181cm" svg:y1="28.175cm" svg:x2="23.181cm" svg:y2="27.542cm">
          <text:p/>
        </draw:line>
        <draw:frame draw:style-name="gr11" draw:text-style-name="P8" draw:layer="layout" svg:width="1.035cm" svg:height="0.569cm" svg:x="11.542cm" svg:y="27.581cm">
          <draw:text-box>
            <text:p><text:span text:style-name="T6">FD2</text:span></text:p>
          </draw:text-box>
        </draw:frame>
        <draw:g draw:style-name="gr1">
          <draw:frame draw:style-name="gr5" draw:text-style-name="P4" draw:layer="layout" svg:width="1.874cm" svg:height="0.725cm" svg:x="24.423cm" svg:y="26.215cm">
            <draw:text-box>
              <text:p><text:span text:style-name="T5">LEASE</text:span></text:p>
            </draw:text-box>
          </draw:frame>
          <draw:frame draw:style-name="gr2" draw:layer="layout" svg:width="8.18cm" svg:height="0.642cm" svg:x="24.626cm" svg:y="26.801cm">
            <table:table table:template-name="default" table:use-first-row-styles="true" table:use-banding-rows-styles="true">
              <table:table-column table:style-name="co13"/>
              <table:table-column table:style-name="co14"/>
              <table:table-column table:style-name="co15"/>
              <table:table-column table:style-name="co16"/>
              <table:table-column table:style-name="co17"/>
              <table:table-row table:style-name="ro2" table:default-cell-style-name="ce3">
                <table:table-cell table:style-name="bg-none">
                  <text:p text:style-name="P1"><text:span text:style-name="T1">LeaseID</text:span></text:p>
                </table:table-cell>
                <table:table-cell table:style-name="ce5">
                  <text:p text:style-name="P2"><text:span text:style-name="T2">AptID</text:span></text:p>
                </table:table-cell>
                <table:table-cell>
                  <text:p text:style-name="P3"><text:span text:style-name="T4">StartDate</text:span></text:p>
                </table:table-cell>
                <table:table-cell>
                  <text:p text:style-name="P3"><text:span text:style-name="T4">EndDate</text:span></text:p>
                </table:table-cell>
                <table:table-cell>
                  <text:p text:style-name="P3"><text:span text:style-name="T4">Term</text:span></text:p>
                </table:table-cell>
              </table:table-row>
            </table:table>
            <draw:image xlink:href="Pictures/TablePreview17.svm" xlink:type="simple" xlink:show="embed" xlink:actuate="onLoad"/>
          </draw:frame>
        </draw:g>
        <draw:line draw:style-name="gr9" draw:text-style-name="P6" draw:layer="layout" svg:x1="25.425cm" svg:y1="28.141cm" svg:x2="25.425cm" svg:y2="27.425cm">
          <text:p/>
        </draw:line>
        <draw:line draw:style-name="gr9" draw:text-style-name="P6" draw:layer="layout" svg:x1="32.176cm" svg:y1="28.103cm" svg:x2="25.425cm" svg:y2="28.122cm">
          <text:p/>
        </draw:line>
        <draw:line draw:style-name="gr10" draw:text-style-name="P7" draw:layer="layout" svg:x1="27.106cm" svg:y1="28.131cm" svg:x2="27.106cm" svg:y2="27.498cm">
          <text:p/>
        </draw:line>
        <draw:line draw:style-name="gr10" draw:text-style-name="P7" draw:layer="layout" svg:x1="30.596cm" svg:y1="28.131cm" svg:x2="30.596cm" svg:y2="27.498cm">
          <text:p/>
        </draw:line>
        <draw:line draw:style-name="gr10" draw:text-style-name="P7" draw:layer="layout" svg:x1="10.21cm" svg:y1="30.974cm" svg:x2="10.21cm" svg:y2="30.258cm">
          <text:p/>
        </draw:line>
        <draw:line draw:style-name="gr10" draw:text-style-name="P7" draw:layer="layout" svg:x1="28.716cm" svg:y1="28.131cm" svg:x2="28.716cm" svg:y2="27.498cm">
          <text:p/>
        </draw:line>
        <draw:line draw:style-name="gr10" draw:text-style-name="P7" draw:layer="layout" svg:x1="32.176cm" svg:y1="28.131cm" svg:x2="32.176cm" svg:y2="27.498cm">
          <text:p/>
        </draw:line>
        <draw:line draw:style-name="gr10" draw:text-style-name="P7" draw:layer="layout" svg:x1="11.923cm" svg:y1="31.004cm" svg:x2="11.923cm" svg:y2="30.258cm">
          <text:p/>
        </draw:line>
        <draw:line draw:style-name="gr10" draw:text-style-name="P7" draw:layer="layout" svg:x1="13.917cm" svg:y1="30.971cm" svg:x2="13.917cm" svg:y2="30.258cm">
          <text:p/>
        </draw:line>
        <draw:frame draw:style-name="gr11" draw:text-style-name="P8" draw:layer="layout" svg:width="1.035cm" svg:height="0.569cm" svg:x="24.556cm" svg:y="27.425cm">
          <draw:text-box>
            <text:p><text:span text:style-name="T6">FD3</text:span></text:p>
          </draw:text-box>
        </draw:frame>
        <draw:line draw:style-name="gr9" draw:text-style-name="P6" draw:layer="layout" svg:x1="13.917cm" svg:y1="30.974cm" svg:x2="8.408cm" svg:y2="30.974cm">
          <text:p/>
        </draw:line>
        <draw:line draw:style-name="gr9" draw:text-style-name="P6" draw:layer="layout" svg:x1="8.408cm" svg:y1="30.974cm" svg:x2="8.408cm" svg:y2="30.258cm">
          <text:p/>
        </draw:line>
        <draw:frame draw:style-name="gr16" draw:text-style-name="P8" draw:layer="layout" svg:width="6.867cm" svg:height="3.663cm" svg:x="7.396cm" svg:y="30.505cm">
          <draw:text-box>
            <text:p><text:span text:style-name="T6">FD4</text:span></text:p>
          </draw:text-box>
        </draw:frame>
        <draw:g draw:style-name="gr1">
          <draw:frame draw:style-name="gr4" draw:text-style-name="P4" draw:layer="layout" svg:width="4.058cm" svg:height="0.725cm" svg:x="19.089cm" svg:y="13.828cm">
            <draw:text-box>
              <text:p><text:span text:style-name="T5">USED_AMENITY</text:span></text:p>
            </draw:text-box>
          </draw:frame>
          <draw:frame draw:style-name="gr2" draw:layer="layout" svg:width="15.08cm" svg:height="0.624cm" svg:x="19.257cm" svg:y="14.448cm">
            <table:table table:template-name="default" table:use-first-row-styles="true" table:use-banding-rows-styles="true">
              <table:table-column table:style-name="co8"/>
              <table:table-column table:style-name="co9"/>
              <table:table-column table:style-name="co10"/>
              <table:table-column table:style-name="co9"/>
              <table:table-column table:style-name="co11"/>
              <table:table-column table:style-name="co12"/>
              <table:table-row table:style-name="ro1" table:default-cell-style-name="bg-none">
                <table:table-cell table:style-name="ce4">
                  <text:p text:style-name="P1"><text:span text:style-name="T1">TransactionID</text:span></text:p>
                </table:table-cell>
                <table:table-cell table:style-name="ce1">
                  <text:p text:style-name="P2"><text:span text:style-name="T2">AmenityID</text:span></text:p>
                </table:table-cell>
                <table:table-cell table:style-name="ce1">
                  <text:p text:style-name="P2"><text:span text:style-name="T2">TenantID</text:span></text:p>
                </table:table-cell>
                <table:table-cell>
                  <text:p text:style-name="P5"><text:span text:style-name="T4">StartDate</text:span></text:p>
                </table:table-cell>
                <table:table-cell>
                  <text:p text:style-name="P5"><text:span text:style-name="T4">ReturnDate</text:span></text:p>
                </table:table-cell>
                <table:table-cell>
                  <text:p text:style-name="P5"><text:span text:style-name="T4">ReturnCondition</text:span></text:p>
                </table:table-cell>
              </table:table-row>
            </table:table>
            <draw:image xlink:href="Pictures/TablePreview18.svm" xlink:type="simple" xlink:show="embed" xlink:actuate="onLoad"/>
          </draw:frame>
        </draw:g>
        <draw:g draw:style-name="gr6">
          <draw:frame draw:style-name="gr7" draw:text-style-name="P4" draw:layer="layout" svg:width="3.584cm" svg:height="0.725cm" svg:x="6.105cm" svg:y="16.294cm">
            <draw:text-box>
              <text:p><text:span text:style-name="T5">MAINTENANCE</text:span></text:p>
            </draw:text-box>
          </draw:frame>
          <draw:g draw:style-name="gr1">
            <draw:frame draw:style-name="gr2" draw:layer="layout" svg:width="15.874cm" svg:height="0.624cm" svg:x="6.322cm" svg:y="16.898cm">
              <table:table table:template-name="default" table:use-first-row-styles="true" table:use-banding-rows-styles="true">
                <table:table-column table:style-name="co10"/>
                <table:table-column table:style-name="co21"/>
                <table:table-column table:style-name="co22"/>
                <table:table-column table:style-name="co23"/>
                <table:table-column table:style-name="co10"/>
                <table:table-column table:style-name="co24"/>
                <table:table-column table:style-name="co24"/>
                <table:table-row table:style-name="ro1" table:default-cell-style-name="ce3">
                  <table:table-cell table:style-name="bg-none">
                    <text:p text:style-name="P1"><text:span text:style-name="T1">ProjectID</text:span></text:p>
                  </table:table-cell>
                  <table:table-cell table:style-name="ce5">
                    <text:p text:style-name="P2"><text:span text:style-name="T2">AptID</text:span></text:p>
                  </table:table-cell>
                  <table:table-cell>
                    <text:p text:style-name="P3"><text:span text:style-name="T4">ProjectName</text:span></text:p>
                  </table:table-cell>
                  <table:table-cell>
                    <text:p text:style-name="P3"><text:span text:style-name="T4">Status</text:span></text:p>
                  </table:table-cell>
                  <table:table-cell>
                    <text:p text:style-name="P3"><text:span text:style-name="T4">Category</text:span></text:p>
                  </table:table-cell>
                  <table:table-cell>
                    <text:p text:style-name="P3"><text:span text:style-name="T4">RequestedDate</text:span></text:p>
                  </table:table-cell>
                  <table:table-cell>
                    <text:p text:style-name="P3"><text:span text:style-name="T4">ScheduledDate</text:span></text:p>
                  </table:table-cell>
                </table:table-row>
              </table:table>
              <draw:image xlink:href="Pictures/TablePreview19.svm" xlink:type="simple" xlink:show="embed" xlink:actuate="onLoad"/>
            </draw:frame>
            <draw:frame draw:style-name="gr2" draw:layer="layout" svg:width="10.635cm" svg:height="0.624cm" svg:x="22.197cm" svg:y="16.898cm">
              <table:table table:template-name="default" table:use-first-row-styles="true" table:use-banding-rows-styles="true">
                <table:table-column table:style-name="co25"/>
                <table:table-column table:style-name="co26"/>
                <table:table-column table:style-name="co27"/>
                <table:table-column table:style-name="co28"/>
                <table:table-row table:style-name="ro1" table:default-cell-style-name="bg-none">
                  <table:table-cell>
                    <text:p text:style-name="P5"><text:span text:style-name="T4">DateCompleted</text:span></text:p>
                  </table:table-cell>
                  <table:table-cell>
                    <text:p text:style-name="P5"><text:span text:style-name="T4">CompletionTime</text:span></text:p>
                  </table:table-cell>
                  <table:table-cell>
                    <text:p text:style-name="P5"><text:span text:style-name="T4">Description</text:span></text:p>
                  </table:table-cell>
                  <table:table-cell>
                    <text:p text:style-name="P5"><text:span text:style-name="T4">Quarter</text:span></text:p>
                  </table:table-cell>
                </table:table-row>
              </table:table>
              <draw:image xlink:href="Pictures/TablePreview20.svm" xlink:type="simple" xlink:show="embed" xlink:actuate="onLoad"/>
            </draw:frame>
          </draw:g>
        </draw:g>
        <draw:g draw:style-name="gr1">
          <draw:frame draw:style-name="gr8" draw:text-style-name="P4" draw:layer="layout" svg:width="2.386cm" svg:height="0.725cm" svg:x="1.961cm" svg:y="13.64cm">
            <draw:text-box>
              <text:p><text:span text:style-name="T5">AMENITY</text:span></text:p>
            </draw:text-box>
          </draw:frame>
          <draw:frame draw:style-name="gr2" draw:layer="layout" svg:width="14.062cm" svg:height="0.624cm" svg:x="2.205cm" svg:y="14.239cm">
            <table:table table:template-name="default" table:use-first-row-styles="true" table:use-banding-rows-styles="true">
              <table:table-column table:style-name="co29"/>
              <table:table-column table:style-name="co30"/>
              <table:table-column table:style-name="co31"/>
              <table:table-column table:style-name="co32"/>
              <table:table-column table:style-name="co32"/>
              <table:table-column table:style-name="co33"/>
              <table:table-column table:style-name="co17"/>
              <table:table-column table:style-name="co34"/>
              <table:table-row table:style-name="ro3" table:default-cell-style-name="ce3">
                <table:table-cell table:style-name="bg-none">
                  <text:p text:style-name="P1"><text:span text:style-name="T1">AmenityID</text:span></text:p>
                </table:table-cell>
                <table:table-cell>
                  <text:p text:style-name="P3"><text:span text:style-name="T4">AmenityName</text:span></text:p>
                </table:table-cell>
                <table:table-cell>
                  <text:p text:style-name="P3"><text:span text:style-name="T4">Quantity</text:span></text:p>
                </table:table-cell>
                <table:table-cell>
                  <text:p text:style-name="P3"><text:span text:style-name="T4">Unit</text:span></text:p>
                </table:table-cell>
                <table:table-cell>
                  <text:p text:style-name="P3"><text:span text:style-name="T4">Cost</text:span></text:p>
                </table:table-cell>
                <table:table-cell>
                  <text:p text:style-name="P3"><text:span text:style-name="T4">Deposit</text:span></text:p>
                </table:table-cell>
                <table:table-cell>
                  <text:p text:style-name="P3"><text:span text:style-name="T4">Term</text:span></text:p>
                </table:table-cell>
                <table:table-cell>
                  <text:p text:style-name="P3"><text:span text:style-name="T4">FlagType</text:span></text:p>
                </table:table-cell>
              </table:table-row>
            </table:table>
            <draw:image xlink:href="Pictures/TablePreview21.svm" xlink:type="simple" xlink:show="embed" xlink:actuate="onLoad"/>
          </draw:frame>
        </draw:g>
        <draw:line draw:style-name="gr9" draw:text-style-name="P6" draw:layer="layout" svg:x1="3.049cm" svg:y1="15.579cm" svg:x2="3.049cm" svg:y2="14.863cm">
          <text:p/>
        </draw:line>
        <draw:line draw:style-name="gr9" draw:text-style-name="P6" draw:layer="layout" svg:x1="15.417cm" svg:y1="15.54cm" svg:x2="3.022cm" svg:y2="15.569cm">
          <text:p/>
        </draw:line>
        <draw:line draw:style-name="gr10" draw:text-style-name="P7" draw:layer="layout" svg:x1="5.693cm" svg:y1="15.569cm" svg:x2="5.693cm" svg:y2="14.936cm">
          <text:p/>
        </draw:line>
        <draw:line draw:style-name="gr10" draw:text-style-name="P7" draw:layer="layout" svg:x1="8.16cm" svg:y1="15.569cm" svg:x2="8.16cm" svg:y2="14.936cm">
          <text:p/>
        </draw:line>
        <draw:line draw:style-name="gr10" draw:text-style-name="P7" draw:layer="layout" svg:x1="10.91cm" svg:y1="15.544cm" svg:x2="10.91cm" svg:y2="14.911cm">
          <text:p/>
        </draw:line>
        <draw:line draw:style-name="gr10" draw:text-style-name="P7" draw:layer="layout" svg:x1="12.429cm" svg:y1="15.544cm" svg:x2="12.429cm" svg:y2="14.911cm">
          <text:p/>
        </draw:line>
        <draw:line draw:style-name="gr10" draw:text-style-name="P7" draw:layer="layout" svg:x1="9.682cm" svg:y1="15.569cm" svg:x2="9.682cm" svg:y2="14.936cm">
          <text:p/>
        </draw:line>
        <draw:line draw:style-name="gr10" draw:text-style-name="P7" draw:layer="layout" svg:x1="13.797cm" svg:y1="15.569cm" svg:x2="13.797cm" svg:y2="14.936cm">
          <text:p/>
        </draw:line>
        <draw:line draw:style-name="gr9" draw:text-style-name="P6" draw:layer="layout" svg:x1="20.456cm" svg:y1="15.788cm" svg:x2="20.456cm" svg:y2="15.072cm">
          <text:p/>
        </draw:line>
        <draw:line draw:style-name="gr9" draw:text-style-name="P6" draw:layer="layout" svg:x1="32.558cm" svg:y1="15.737cm" svg:x2="20.429cm" svg:y2="15.762cm">
          <text:p/>
        </draw:line>
        <draw:line draw:style-name="gr10" draw:text-style-name="P7" draw:layer="layout" svg:x1="23.042cm" svg:y1="15.778cm" svg:x2="23.042cm" svg:y2="15.145cm">
          <text:p/>
        </draw:line>
        <draw:line draw:style-name="gr10" draw:text-style-name="P7" draw:layer="layout" svg:x1="25.119cm" svg:y1="15.778cm" svg:x2="25.119cm" svg:y2="15.145cm">
          <text:p/>
        </draw:line>
        <draw:line draw:style-name="gr10" draw:text-style-name="P7" draw:layer="layout" svg:x1="29.619cm" svg:y1="15.778cm" svg:x2="29.619cm" svg:y2="15.145cm">
          <text:p/>
        </draw:line>
        <draw:line draw:style-name="gr10" draw:text-style-name="P7" draw:layer="layout" svg:x1="27.382cm" svg:y1="15.778cm" svg:x2="27.382cm" svg:y2="15.145cm">
          <text:p/>
        </draw:line>
        <draw:line draw:style-name="gr10" draw:text-style-name="P7" draw:layer="layout" svg:x1="32.537cm" svg:y1="15.766cm" svg:x2="32.537cm" svg:y2="15.133cm">
          <text:p/>
        </draw:line>
        <draw:line draw:style-name="gr10" draw:text-style-name="P7" draw:layer="layout" svg:x1="15.39cm" svg:y1="15.565cm" svg:x2="15.39cm" svg:y2="14.932cm">
          <text:p/>
        </draw:line>
        <draw:frame draw:style-name="gr11" draw:text-style-name="P8" draw:layer="layout" svg:width="1.035cm" svg:height="0.569cm" svg:x="2.203cm" svg:y="14.949cm">
          <draw:text-box>
            <text:p><text:span text:style-name="T6">FD5</text:span></text:p>
          </draw:text-box>
        </draw:frame>
        <draw:frame draw:style-name="gr11" draw:text-style-name="P8" draw:layer="layout" svg:width="1.035cm" svg:height="0.569cm" svg:x="19.536cm" svg:y="15.173cm">
          <draw:text-box>
            <text:p><text:span text:style-name="T6">FD6</text:span></text:p>
          </draw:text-box>
        </draw:frame>
        <draw:line draw:style-name="gr9" draw:text-style-name="P6" draw:layer="layout" svg:x1="7.4cm" svg:y1="18.238cm" svg:x2="7.4cm" svg:y2="17.522cm">
          <text:p/>
        </draw:line>
        <draw:line draw:style-name="gr9" draw:text-style-name="P6" draw:layer="layout" svg:x1="32.118cm" svg:y1="18.229cm" svg:x2="7.373cm" svg:y2="18.238cm">
          <text:p/>
        </draw:line>
        <draw:line draw:style-name="gr10" draw:text-style-name="P7" draw:layer="layout" svg:x1="9.09cm" svg:y1="18.238cm" svg:x2="9.09cm" svg:y2="17.605cm">
          <text:p/>
        </draw:line>
        <draw:line draw:style-name="gr10" draw:text-style-name="P7" draw:layer="layout" svg:x1="11.043cm" svg:y1="18.238cm" svg:x2="11.043cm" svg:y2="17.605cm">
          <text:p/>
        </draw:line>
        <draw:line draw:style-name="gr10" draw:text-style-name="P7" draw:layer="layout" svg:x1="15.101cm" svg:y1="18.238cm" svg:x2="15.101cm" svg:y2="17.605cm">
          <text:p/>
        </draw:line>
        <draw:line draw:style-name="gr10" draw:text-style-name="P7" draw:layer="layout" svg:x1="13.322cm" svg:y1="18.238cm" svg:x2="13.322cm" svg:y2="17.605cm">
          <text:p/>
        </draw:line>
        <draw:line draw:style-name="gr10" draw:text-style-name="P7" draw:layer="layout" svg:x1="17.948cm" svg:y1="18.23cm" svg:x2="17.948cm" svg:y2="17.597cm">
          <text:p/>
        </draw:line>
        <draw:frame draw:style-name="gr11" draw:text-style-name="P8" draw:layer="layout" svg:width="1.035cm" svg:height="0.569cm" svg:x="6.476cm" svg:y="17.623cm">
          <draw:text-box>
            <text:p><text:span text:style-name="T6">FD7</text:span></text:p>
          </draw:text-box>
        </draw:frame>
        <draw:line draw:style-name="gr10" draw:text-style-name="P7" draw:layer="layout" svg:x1="23.648cm" svg:y1="18.238cm" svg:x2="23.648cm" svg:y2="17.605cm">
          <text:p/>
        </draw:line>
        <draw:line draw:style-name="gr10" draw:text-style-name="P7" draw:layer="layout" svg:x1="20.488cm" svg:y1="18.238cm" svg:x2="20.488cm" svg:y2="17.605cm">
          <text:p/>
        </draw:line>
        <draw:line draw:style-name="gr10" draw:text-style-name="P7" draw:layer="layout" svg:x1="26.788cm" svg:y1="18.238cm" svg:x2="26.788cm" svg:y2="17.605cm">
          <text:p/>
        </draw:line>
        <draw:line draw:style-name="gr10" draw:text-style-name="P7" draw:layer="layout" svg:x1="29.92cm" svg:y1="18.238cm" svg:x2="29.92cm" svg:y2="17.605cm">
          <text:p/>
        </draw:line>
        <draw:line draw:style-name="gr10" draw:text-style-name="P7" draw:layer="layout" svg:x1="32.093cm" svg:y1="18.229cm" svg:x2="32.093cm" svg:y2="17.609cm">
          <text:p/>
        </draw:line>
        <draw:g draw:style-name="gr1">
          <draw:frame draw:style-name="gr5" draw:text-style-name="P4" draw:layer="layout" svg:width="2.483cm" svg:height="0.725cm" svg:x="7.406cm" svg:y="29.048cm">
            <draw:text-box>
              <text:p><text:span text:style-name="T5">PAYMENT</text:span></text:p>
            </draw:text-box>
          </draw:frame>
          <draw:frame draw:style-name="gr2" draw:layer="layout" svg:width="7.523cm" svg:height="0.624cm" svg:x="7.609cm" svg:y="29.634cm">
            <table:table table:template-name="default" table:use-first-row-styles="true" table:use-banding-rows-styles="true">
              <table:table-column table:style-name="co44"/>
              <table:table-column table:style-name="co45"/>
              <table:table-column table:style-name="co46"/>
              <table:table-column table:style-name="co47"/>
              <table:table-row table:style-name="ro4" table:default-cell-style-name="ce3">
                <table:table-cell table:style-name="ce1">
                  <text:p text:style-name="P2"><text:span text:style-name="T2">LeaseID</text:span></text:p>
                </table:table-cell>
                <table:table-cell>
                  <text:p text:style-name="P2"><text:span text:style-name="T3">DueDate</text:span></text:p>
                </table:table-cell>
                <table:table-cell>
                  <text:p text:style-name="P3"><text:span text:style-name="T4">Amount</text:span></text:p>
                </table:table-cell>
                <table:table-cell>
                  <text:p text:style-name="P3"><text:span text:style-name="T4">PaidDate</text:span></text:p>
                </table:table-cell>
              </table:table-row>
            </table:table>
            <draw:image xlink:href="Pictures/TablePreview22.svm" xlink:type="simple" xlink:show="embed" xlink:actuate="onLoad"/>
          </draw:frame>
        </draw:g>
        <draw:frame draw:style-name="gr17" draw:text-style-name="P12" draw:layer="layout" svg:width="20.76cm" svg:height="3.458cm" svg:x="13.247cm" svg:y="36.881cm">
          <draw:text-box>
            <text:p text:style-name="P11"><text:span text:style-name="T8">Already in 2NF since there are no partial dependencies.</text:span></text:p>
            <text:p text:style-name="P11"><text:span text:style-name="T8">Already in 3NF since there is no transitive properties.</text:span></text:p>
          </draw:text-box>
        </draw:frame>
        <draw:frame draw:style-name="gr18" draw:text-style-name="P13" draw:layer="layout" svg:width="5.722cm" svg:height="0.962cm" svg:x="16.639cm" svg:y="24.775cm">
          <draw:text-box>
            <text:p><text:span text:style-name="T9">1NF &amp; 2NF &amp; 3N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PingFang SC1" style:font-family-asian="'PingFang SC'" style:font-family-generic-asian="system" style:font-pitch-asian="variable" style:font-size-asian="18pt" style:font-name-complex="Arial Unicode MS1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38.1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6:03:04.037788286</meta:creation-date>
    <dc:date>2023-12-07T15:02:41.501073143</dc:date>
    <meta:editing-duration>P1DT3H51M9S</meta:editing-duration>
    <meta:editing-cycles>2</meta:editing-cycles>
    <meta:generator>LibreOffice/7.6.0.3$MacOSX_X86_64 LibreOffice_project/69edd8b8ebc41d00b4de3915dc82f8f0fc3b6265</meta:generator>
    <meta:print-date>2023-12-07T15:02:38.280822459</meta:print-date>
    <meta:printed-by>PDF files</meta:printed-by>
    <meta:document-statistic meta:object-count="184"/>
  </office:meta>
</office:document-meta>
</file>